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paragraph-properties fo:text-align="center" style:justify-single-word="false"/>
      <style:text-properties fo:language="el" fo:country="GR"/>
    </style:style>
    <style:style style:name="P3" style:family="paragraph" style:parent-style-name="Standard">
      <style:paragraph-properties fo:text-align="start" style:justify-single-word="false"/>
      <style:text-properties fo:language="el" fo:country="GR"/>
    </style:style>
    <style:style style:name="P4" style:family="paragraph" style:parent-style-name="Standard">
      <style:text-properties fo:language="el" fo:country="GR"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start" style:justify-single-word="false"/>
      <style:text-properties fo:font-variant="normal" fo:text-transform="none" fo:letter-spacing="normal" fo:font-style="normal" fo:font-weight="normal"/>
    </style:style>
    <style:style style:name="P9" style:family="paragraph" style:parent-style-name="Standard">
      <style:paragraph-properties fo:text-align="start" style:justify-single-word="false"/>
    </style:style>
    <style:style style:name="P10" style:family="paragraph" style:parent-style-name="Standard">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 fo:language="el" fo:country="GR"/>
    </style:style>
    <style:style style:name="P13"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6" style:family="paragraph" style:parent-style-name="Standard">
      <style:text-properties fo:font-size="12pt" fo:language="el" fo:country="GR"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18" style:family="paragraph" style:parent-style-name="Standard">
      <style:text-properties fo:language="el" fo:country="GR"/>
    </style:style>
    <style:style style:name="P19" style:family="paragraph" style:parent-style-name="Standard">
      <style:text-properties fo:language="el" fo:country="GR" style:text-underline-style="solid" style:text-underline-width="auto" style:text-underline-color="font-color" fo:font-weight="bold" style:font-weight-asian="bold" style:font-weight-complex="bold"/>
    </style:style>
    <style:style style:name="P20" style:family="paragraph" style:parent-style-name="Standard">
      <style:text-properties fo:language="el" fo:country="GR" style:text-underline-style="none" fo:font-weight="normal" style:font-weight-asian="normal" style:font-weight-complex="normal"/>
    </style:style>
    <style:style style:name="T1" style:family="text">
      <style:text-properties fo:language="en" fo:country="US"/>
    </style:style>
    <style:style style:name="T2" style:family="text">
      <style:text-properties fo:language="en" fo:country="US" style:text-underline-style="none" fo:font-weight="normal" style:font-weight-asian="normal" style:font-weight-complex="normal"/>
    </style:style>
    <style:style style:name="T3" style:family="text">
      <style:text-properties fo:language="el" fo:country="GR"/>
    </style:style>
    <style:style style:name="T4" style:family="text">
      <style:text-properties fo:font-size="12pt" fo:language="en" fo:country="US" style:text-underline-style="none" style:font-size-asian="12pt" style:font-weight-asian="normal" style:font-size-complex="12pt" style:font-weight-complex="normal"/>
    </style:style>
    <style:style style:name="T5" style:family="text">
      <style:text-properties fo:font-size="12pt" fo:language="el" fo:country="GR" style:text-underline-style="none"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Σκοπός:</text:p>
      <text:p text:style-name="P1">Σκοπός της πρώτης εργαστηριακής άσκησης αποτέλεσε η δημιουργία και η εκπαίδευση νευρωνικών δικτύων τα οποία διέφεραν σε βασικά χαρακτηριστικά, όπως η αρχιτεκτονική (αριθμός επιπέδων και αριθμός νευρώνων ανά επίπεδο), η συνάρτηση εκπαίδευσης, η συνάρτηση ενεργοποίησης, ο αλγόριθμος μάθησης, η ύπαρξη ή μη ενός <text:span text:style-name="T1">validation set, </text:span>ο αριθμός εποχών εκπαίδευσης και ο ρυθμός μάθησης. Για κάθε μία από τις παραπάνω παραμέτρους πάρθηκαν εκτενείς μετρήσεις των μετρικών που αναφέρονται στη συνέχεια και έγινε η απαραίτητη σύγκριση προκειμένου στο τέλος της υλοποίησης να μπορούμε να καταλήξουμε στις ιδανικές τιμές που συνθέτουν το καλύτερο δίκτυο για τη συγκεκριμένη εφαρμογή.</text:p>
      <text:p text:style-name="P1"/>
      <text:p text:style-name="P1"/>
      <text:p text:style-name="P10">Διαδικασία Αξιολόγησης Δικτύων:</text:p>
      <text:p text:style-name="P1">Στη διάρκεια της διεκπεραίωσης του <text:span text:style-name="T1">project, </text:span>όπως αναφέρθηκε και παραπάνω δημιουργήθηκαν δεκάδες νευρωνικά δίκτυα, τα οποία συγκρίναμε μεταξύ τους. Βασική μετρική για τη σύγκριση των δικτύων αποτέλεσε ο δείκτης <text:span text:style-name="T1">Accuracy, </text:span>ο οποίος ορίστηκε ως εξής:</text:p>
      <text:p text:style-name="P2"><draw:frame draw:style-name="fr1" draw:name="Object1" text:anchor-type="as-char" svg:y="-0.619cm" svg:width="7.428cm" svg:height="0.998cm" draw:z-index="0"><draw:object xlink:href="./Object 1" xlink:type="simple" xlink:show="embed" xlink:actuate="onLoad"/><draw:image xlink:href="./ObjectReplacements/Object 1" xlink:type="simple" xlink:show="embed" xlink:actuate="onLoad"/></draw:frame></text:p>
      <text:p text:style-name="P3">Τα δίκτυα τα οποία είχαν μεγαλύτερο <text:span text:style-name="T1">Accuracy </text:span>θεωρούνταν στη γενική περίπτωση καλύτερη από τα άλλα. Ωστόσο, η χρήση της μετρικής <text:span text:style-name="T1">Accuracy </text:span>από μόνης της δεν έδινε όλες τις απαραίτητες πληροφορίες για να καταλήξουμε σε ορθά συμπεράσματα. Προκειμένου ένα δίκτυο να ληφθεί υπόψη στη διαδικασία εξαγωγής του καλύτερου δικτύου θα πρέπει η μετρική <text:span text:style-name="T1">fmeasure </text:span>για το συγκεκριμένο δίκτυο να είναι μεγαλύτερη του 0,8. Η τιμή αυτή επιλέχθηκε με βάση παρατηρήσεις που έγιναν στα δίκτυα. Πιο συγκεκριμένα, παρατηρήσαμε ότι τα δίκτυα που είχαν <text:span text:style-name="T1">fmeasure </text:span>μικρότερο από 0,8 έτειναν να είναι εκπαιδευμένα ανομοιόμορφα όσον αφορά τις 5 κατηγορίες που αφορούσαν τα δεδομένα του προβλήματος. Η μετρική <text:span text:style-name="T1">fmeasure </text:span>προέκυψε ως:</text:p>
      <text:p text:style-name="P2"/>
      <text:p text:style-name="P2"><draw:frame draw:style-name="fr1" draw:name="Object2" text:anchor-type="as-char" svg:y="-0.732cm" svg:width="6.602cm" svg:height="1.109cm" draw:z-index="1"><draw:object xlink:href="./Object 2" xlink:type="simple" xlink:show="embed" xlink:actuate="onLoad"/><draw:image xlink:href="./ObjectReplacements/Object 2" xlink:type="simple" xlink:show="embed" xlink:actuate="onLoad"/></draw:frame></text:p>
      <text:p text:style-name="P3">Ταυτόχρονα, οι μετρικές <text:span text:style-name="T1">recall </text:span>και <text:span text:style-name="T1">precision </text:span>υπολογίζονται από τους τύπους:</text:p>
      <text:p text:style-name="P2"><draw:frame draw:style-name="fr1" draw:name="Object3" text:anchor-type="as-char" svg:y="-0.619cm" svg:width="9.402cm" svg:height="0.998cm" draw:z-index="2"><draw:object xlink:href="./Object 3" xlink:type="simple" xlink:show="embed" xlink:actuate="onLoad"/><draw:image xlink:href="./ObjectReplacements/Object 3" xlink:type="simple" xlink:show="embed" xlink:actuate="onLoad"/></draw:frame></text:p>
      <text:p text:style-name="P2"><draw:frame draw:style-name="fr1" draw:name="Object4" text:anchor-type="as-char" svg:y="-0.619cm" svg:width="10.017cm" svg:height="0.998cm" draw:z-index="3"><draw:object xlink:href="./Object 4" xlink:type="simple" xlink:show="embed" xlink:actuate="onLoad"/><draw:image xlink:href="./ObjectReplacements/Object 4" xlink:type="simple" xlink:show="embed" xlink:actuate="onLoad"/></draw:frame></text:p>
      <text:p text:style-name="P9"><text:span text:style-name="T3">Οι τρεις προαναφερθείσες παράμετροι υπολογίζονται μέσω της συνάρτησης </text:span><text:span text:style-name="T1">eval_Accuracy_Precision_Recall </text:span><text:span text:style-name="T3">που δίνεται στην εκφώνηση του </text:span><text:span text:style-name="T1">project.</text:span></text:p>
      <text:p text:style-name="P7"/>
      <text:p text:style-name="P7"/>
      <text:p text:style-name="P11">Προεπεξεργασία των Δεδομένων:</text:p>
      <text:p text:style-name="P13">Προτού αρχίσει η εκπαίδευση των νευρωνικών δικτύων που χρησιμοποιούμε, είναι σημαντικό να προβούμε σε κάποια προεπεξεργασία των δεδομένων προκειμένουνα να μειώσουμε τους απαιτούμενους χρόνους για την εκπαίδεση, αλλά και να εξασφαλίσουμε καλύτερα αποτελέσματα.</text:p>
      <text:list xml:id="list5067813369568886822" text:style-name="L1">
        <text:list-item>
          <text:p text:style-name="P15">Αρχικά βρίσκουμε ποιο από τα χαρακτηριστικά (5) που μας ενδιαφέρουν εμφανίζεται τις λιγότερες φορές στα δεδομένα εκπαίδευσης και κρατάμε τόσα δεδομένα από το κάθε χαρακτηριστικό. Η δράση αυτή πραγματοποιείται προκειμένου να δημιουργήσουμε ένα ομοιόμορφο σύνολο από δεδομένα εκπαίδευσης χωρίς κάποιο από αυτά να υπερ-εκπροσωπείται, είτε το αντίθετο. Έτσι, αυξάνουμε την ποιότητα του δικτύου πετυχαίνοντας καλύτερες τιμές στο <text:span text:style-name="T1">fmeasure, </text:span>όπως αυτό περιγράφηκε παραπάνω.</text:p>
        </text:list-item>
        <text:list-item>
          <text:p text:style-name="P15">Μέσω της συνάρτησης <text:span text:style-name="T1">removeConstantRows, </text:span>διαγράφουμε όλες τις γραμμές οι οποίες είναι <text:soft-page-break/>ίδιες για όλα τα δεδομένα εκπαίδευσης. Με άλλα λόγια, διαγράφουμε όλα αυτά τα στοιχεία τα οποία δε θα προσφέρουν καμία διαφοροποίηση και άρα δε θα είναι αξιοποιήσιμα από το νευρωνικό μας. Η ίδια διαδικασία γίνεται αντίστοιχα και στα δεδομένα ελέγχου.</text:p>
        </text:list-item>
        <text:list-item>
          <text:p text:style-name="P15">Με την <text:span text:style-name="T1">mapstd </text:span>κανονικοποιούμε τον πίνακα των δεδομένων εκπαίδευσης ώστε να έχουμε τυπική απόκλιση 1 και μέσο όρο 0.</text:p>
        </text:list-item>
        <text:list-item>
          <text:p text:style-name="P15">Τέλος, μέσω της συνάρτησης <text:span text:style-name="T1">proccesspca </text:span>μειώνουμε τις διαστάσεις του πίνακα αποφεύγοντας όμως να χάσουμε σημαντικές πληροφορίες. Σε αυτή την περίπτωση κρατήσαμε τον αριθμό των στηλών του πίνακα <text:span text:style-name="T1">myTrainData </text:span>σε 20. Ομοίως κάναμε και για το <text:span text:style-name="T1">myTestData.</text:span></text:p>
        </text:list-item>
      </text:list>
      <text:p text:style-name="P8"><text:span text:style-name="T4">Αν δεν </text:span><text:span text:style-name="T5">είχε</text:span><text:span text:style-name="T4"> </text:span><text:span text:style-name="T5">πραγματοποιηθ</text:span><text:span text:style-name="T4">εί η παραπάν</text:span><text:span text:style-name="T5">ω</text:span><text:span text:style-name="T4"> </text:span><text:span text:style-name="T5">προεπεξεργασία</text:span><text:span text:style-name="T4"> </text:span><text:span text:style-name="T5">των</text:span><text:span text:style-name="T4"> </text:span><text:span text:style-name="T5">δεδομένων</text:span><text:span text:style-name="T4"> εισόδου, </text:span><text:span text:style-name="T5">θ</text:span><text:span text:style-name="T4">α </text:span><text:span text:style-name="T5">υπήρχε</text:span><text:span text:style-name="T4"> </text:span><text:span text:style-name="T5">τυχαιότητα</text:span><text:span text:style-name="T4"> στη </text:span>σειρά εμφάνισής τους, <text:span text:style-name="T3">οδηγώντας</text:span> σε διαφορετικό <text:span text:style-name="T3">αριθμό</text:span> <text:span text:style-name="T3">προτύπων</text:span> ανά <text:span text:style-name="T3">κατηγορία</text:span>. Το <text:span text:style-name="T3">γεγονός</text:span> αυτό <text:span text:style-name="T3">έχει</text:span> <text:span text:style-name="T3">ω</text:span>ς <text:span text:style-name="T3">αποτέλεσμα</text:span> την άνιση εκπαίδευση του δικτύου και άρα <text:span text:style-name="T3">μεγαλ</text:span>ύτερη αδυναμία αυτού να <text:span text:style-name="T3">κατηγοριοποιήσει</text:span> <text:span text:style-name="T3">ορθά</text:span> τα δεδομένα <text:span text:style-name="T3">ελέγχου</text:span> <text:span text:style-name="T3">(δηλαδή</text:span> <text:span text:style-name="T3">χαμηλότερο</text:span> accuracy).</text:p>
      <text:p text:style-name="P14"/>
      <text:p text:style-name="P14"/>
      <text:p text:style-name="P11">Περιγραφή της διαδικασίας</text:p>
      <text:p text:style-name="P13">[Φίλιππε, περιγράφεις εδώ τη διαδικασία και βάζεις και ενδεικτικές γραφικές παραστάσεις, 4-5 σελίδες]</text:p>
      <text:p text:style-name="P14">[O<text:span text:style-name="T3">κ Στέφανε]</text:span></text:p>
      <text:p text:style-name="P14"><text:span text:style-name="T3"><text:tab/></text:span></text:p>
      <text:p text:style-name="P3"/>
      <text:p text:style-name="P11">Μέθοδος <text:span text:style-name="T1">Weight Decay</text:span></text:p>
      <text:p text:style-name="P12"><text:span text:style-name="T1">Η </text:span>μέθοδος<text:span text:style-name="T1"> της </text:span>αποσύνθεσης<text:span text:style-name="T1"> </text:span>β<text:span text:style-name="T1">αρών (weight decay method) </text:span>έχει<text:span text:style-name="T1"> </text:span>ω<text:span text:style-name="T1">ς </text:span>β<text:span text:style-name="T1">άση την </text:span>παραδοχή<text:span text:style-name="T1"> ότι τα </text:span>β<text:span text:style-name="T1">άρη του δικτύου που δεν </text:span>υπερβαίνουν<text:span text:style-name="T1"> κάποιο </text:span>κατώφλι,<text:span text:style-name="T1"> δρουν </text:span>ω<text:span text:style-name="T1">ς </text:span>θόρυβος<text:span text:style-name="T1"> επηρεάζοντας την απόδοση του δικτύου και συνεπώς </text:span>θ<text:span text:style-name="T1">α ήταν προτιμότερο να </text:span>αγνοηθ<text:span text:style-name="T1">ούν.</text:span></text:p>
      <text:p text:style-name="P12">Για τις μετρήσεις λάβαμε τις παραμέτρους <text:span text:style-name="T1">l </text:span>και <text:span text:style-name="T1">d </text:span>ίσες με 0.2 και 0.4 αντίστοιχα, καθώς αυτές οι τιμές προέκυψαν ως οι καλύτερες μετά από πειραματική παρατήρηση.</text:p>
      <text:p text:style-name="P1"/>
      <text:p text:style-name="P1"/>
      <text:p text:style-name="P10">Θεωρητικά ζητήματα:</text:p>
      <text:p text:style-name="P6">1. <text:span text:style-name="T3">Χρησιμότητα Προεπεξεργασίας Δεδομένων</text:span></text:p>
      <text:p text:style-name="P1">Σε θεωρητικά πλαίσια, η εκπαίδευση του δικτύου θα μπορούσε να ολοκληρωθεί ακόμα και στην περίπτωση όπου παραλείπαμε το σύνολο της διαδικασίας προεπεξεργασίας, αλλά τα αποτελέσματα που θα είχαμε δε θα είχαν την ανάλογη ακρίβεια, ενώ παράλληλα θα επιμηκυνόταν <text:span text:style-name="T1">o </text:span>χρόνος που θα απαιτούνταν για την εκπαίδευση του δικτύου σε κάθε εποχή.</text:p>
      <text:p text:style-name="Standard"><text:span text:style-name="T3">Με το να κρατάμε ίσο αριθμό από </text:span><text:span text:style-name="T1">TestData </text:span><text:span text:style-name="T3">σε κάθε κατηγορία επιτυγχάνουμε πιο ομοιόμορφα δεδομένα και κατ' επέκταση καλύτερες τιμές του δείκτη </text:span><text:span text:style-name="T1">fmeasure. </text:span><text:span text:style-name="T3">Παράλληλα, αφαιρούμε τις τιμές που είναι όλες ίδιες για κάθε χαρακτηριστικό, καθώς δεν προσδίδουν επιπλέον πληροφορίες στο σύστημα. Αμέσως μετά, χρησιμοποιούμε τη συνάρτηση </text:span><text:span text:style-name="T1">processpca, </text:span><text:span text:style-name="T3">η οποία μας επιτρέπει σε ένα σύνολο δεδομένων να μειώσουμε τις διαστάσεις των δεδομένων χωρίς να χάσουμε σημαντική πληροφορία. Χρησιμοποιεί έναν ορθογώνιο μετασχηματισμό για να μετατρέψει ένα σύνολο συσχετιζόμενων τιμών σε γραμμικά ασυσχέτιστες.</text:span></text:p>
      <text:p text:style-name="P1"/>
      <text:p text:style-name="P4">2. Σύγκριση διαφορετικών αρχιτεκτονικών και συναρτήσεων μάθησης</text:p>
      <text:p text:style-name="Standard"><text:span text:style-name="T3">Ιδανικότερος συνδυασμός προέκυψε να είναι το νευρωνικό που προκύπτει από την αρχιτεκτονική 2 επιπέδων με 25 νευρώνες στο πρώτο επίπεδο και 10 στο δεύτερο με χρήση συνάρτησης μάθησης να είναι η </text:span><text:span text:style-name="T1">LM. </text:span><text:span text:style-name="T3">Η διαφορά στην απόδοση των </text:span><text:span text:style-name="T1">LM, GDA </text:span><text:span text:style-name="T3">και </text:span><text:span text:style-name="T1">GDX </text:span><text:span text:style-name="T3">ήταν πολύ μικρή, ενώ η απόδηση της </text:span><text:span text:style-name="T1">GD </text:span><text:span text:style-name="T3">βρισκόταν πολύ χαμηλότερα από τις άλλες. Αυτό είναι εύλογο αν αναλογιστεί κανείς ότι η </text:span><text:span text:style-name="T1">GD </text:span><text:span text:style-name="T3">μέθοδος (</text:span><text:span text:style-name="T1">gradient descent) </text:span><text:span text:style-name="T3">έχει σταθερό βήμα μάθησης, το οποίο ορίζεται αρκετά μικρό, με </text:span><text:soft-page-break/><text:span text:style-name="T3">αποτέλεσμα οι 1000 εποχές οι οποίες τέθηκαν ως παράμετρος στο χρόνο εκπαίδευσης να είναι πάρα </text:span><text:span text:style-name="T3">πολύ λίγες για την ορθή εκπαίδευση του δικτύου. Οι </text:span><text:span text:style-name="T1">GDA </text:span><text:span text:style-name="T3">και </text:span><text:span text:style-name="T1">GDX </text:span><text:span text:style-name="T3">είναι τροποποιημένες μέθοδοι της </text:span><text:span text:style-name="T1">GD, </text:span><text:span text:style-name="T3">οι οποίες έχουν μεταβαλλόμενο βήμα μάθησης</text:span><text:span text:style-name="T1"> (adaptive learning rate</text:span><text:span text:style-name="T3">), αλλά αφενός είναι αργές μέθοδοι (απαιτούν μεγάλο αριθμό εποχών) και αφετέρου δεν είναι βέβαιο ότι μπορούν να καταλήξουν πάντα στο ολικό ελάχιστο. Αντίθετα, η μέθοδος </text:span><text:span text:style-name="T1">LM (Levenberg-Marquat) </text:span><text:span text:style-name="T3">αποτελεί συνδυασμός των παραπάνω μεθόδων μαζί με τη μέθοδο </text:span><text:span text:style-name="T1">Newton, </text:span><text:span text:style-name="T3">γεγονός που προσδίδει και ταχύτητα και καλύτερα αποτελέσματα στην εκπαίδευση του δικτύου μας.</text:span></text:p>
      <text:p text:style-name="P1">Από την άλλη πλευρά, αν και διαισθητικά είναι δύσκολη η αιτιολόγηση της επιλεγόμενης αρχιτεκτονικής, αξίζει να σημειωθεί ότι η ύπαρξη των 25 νευρώνων στο πρώτο επίπεδο δηλώνει την αποσύνθεση της πληροφορίας εισόδου σε πολυάριθμα τμήματα, τα οποία εν συνεχεία συγκεντρώνονται στους 10 νευρώνες του δευτέρου επιπέδου προτού το σύστημα δώσει το προτεινόμενο αποτέλεσμα.</text:p>
      <text:p text:style-name="P1"/>
      <text:p text:style-name="P4">3. Σύγκριση συναρτήσεων ενεργοποίησης</text:p>
      <text:p text:style-name="Standard">Καλύτερο αποτέλεσμα έδινε η <text:span text:style-name="T1">purelin. </text:span><text:span text:style-name="T3">Εκτός από αυτήν, δοκιμάστηκαν οι </text:span><text:span text:style-name="T1">tansig, logsig </text:span><text:span text:style-name="T3">και </text:span><text:span text:style-name="T1">hardlim. </text:span><text:span text:style-name="T3">Από αυτές, η </text:span><text:span text:style-name="T1">tansig </text:span><text:span text:style-name="T3">έδινε παρόμοια, αλλά λίγο χειρότερα αποτελέσματα, ενώ η επίδοση των </text:span><text:span text:style-name="T1">logsig </text:span><text:span text:style-name="T3">και </text:span><text:span text:style-name="T1">hardlim </text:span><text:span text:style-name="T3">ήταν απογοητευτική. Αυτό συνέβη διότι οι δύο συναρτήσεις δε θα έπρεπε καν να χρησιμοποιούνται σε συνδυασμό με τις παραμέτρους του δικτύου που είχαμε διαλέξει. Συγκεκριμένα, η </text:span><text:span text:style-name="T1">hardlim </text:span><text:span text:style-name="T3">δίνει ως έξοδο 1 για </text:span><text:span text:style-name="T1">u &gt;= </text:span><text:span text:style-name="T3">0</text:span><text:span text:style-name="T1">, </text:span><text:span text:style-name="T3">και 0 για </text:span><text:span text:style-name="T1">u &lt; 0, </text:span><text:span text:style-name="T3">είναι δηλαδή μη παραγωγίσιμη, πράγμα που την καθιστά μη συμβατή με τη συνάρτηση </text:span><text:span text:style-name="T1">trainlm, </text:span><text:span text:style-name="T3">η οποία χρησιμοποιεί μία παραλλαγή της μεθόδου απότομης καθόδου οπότε αυτόματα απαιτεί παραγωγισιμότητα. Το αποτέλεσμα είναι να παράγονται δεδομένα </text:span><text:span text:style-name="T1">NaN (Not a Number).</text:span></text:p>
      <text:p text:style-name="Standard"><text:span text:style-name="T3">Όσον αφορά τη </text:span><text:span text:style-name="T1">logsig, </text:span><text:span text:style-name="T3">αυτή δεν δίνει σωστά αποτελέσματα λόγω του </text:span><text:span text:style-name="T1">default </text:span><text:span text:style-name="T3">τρόπου με τον οποίο το νευρωνικό δίκτυο κανονικοποιεί τα δεδομένα εξόδου. Συγκεκριμένα, τα</text:span><text:span text:style-name="T1"> </text:span><text:span text:style-name="T3">μετασχηματίζει χρησιμοποιώντας τη συνάρτηση </text:span><text:span text:style-name="T1">mapminmax, </text:span><text:span text:style-name="T3">η οποία τα κανονικοποιεί σε δίαστημα [-1,1], ενώ το πεδίο τιμών της </text:span><text:span text:style-name="T1">logsig </text:span><text:span text:style-name="T3">είναι το </text:span><text:span text:style-name="T1">[0,1], </text:span><text:span text:style-name="T3">με αποτέλεσμα τα μισά δεδομένα ουσιαστικά να αγνοούνται. Η </text:span><text:span text:style-name="T1">logsig </text:span><text:span text:style-name="T3">θα μπορούσε να χρησιμοποιηθεί εάν τα δεδομένα εξόδου κανονικοποιούνταν με κάποιον συμβατό τρόπο, πχ με </text:span><text:span text:style-name="T1">mapminmax, </text:span><text:span text:style-name="T3">αύξηση κατά 1 και μετά διαίρεση με 2.</text:span></text:p>
      <text:p text:style-name="P1"/>
      <text:p text:style-name="P4">4. <text:span text:style-name="T1">Gradient Descent </text:span>και <text:span text:style-name="T1">Gradient Descent </text:span>με προσθήση όρου ορμής</text:p>
      <text:p text:style-name="Standard"><text:span text:style-name="T3">Βασική παρατήρηση που μπορεί να γίνει στα δεδομένα σε σχέση με την </text:span><text:span text:style-name="T1">Gradient Descent </text:span><text:span text:style-name="T3">και την παραλλαγή της είναι ότι με την προσθήκη του όρου ορμής έχουμε πολύ πιο ακριβή και πολύ και γρήγορη σύγκλιση του νευρωνικού στην επιθυμητή κατάσταση. Κάτι τέτοιο είναι εύλογο, αν αναλογιστεί κανείς ότι ο απλός αλγόριθμος του </text:span><text:span text:style-name="T1">Gradient Descent </text:span><text:span text:style-name="T3">εμφανίζει δυσκολία στη διάσχιση “χαραδρών”, δηλαδή των περιοχών όπου η επιφάνεια καμπυλώνεται πολύ πιο απότομα στη μία διάσταση σε σχέση με τις υπόλοιπες διαστάσεις του προβλήματος. Τέτοιες περιοχές είναι συχνό φαινόμενο γύρω από τοπικά μέγιστα. Σε αυτές της περιπτώσεις, η απλή </text:span><text:span text:style-name="T1">GD </text:span><text:span text:style-name="T3">περιτριγυρίζει το </text:span><text:span text:style-name="T3">γεωμετρικό τόπο των δεδομένων κάνοντας κάθε φορά μικρά και διστακτικά βήματα προς τη λύση. Αντίθετα, με την προσθήκη του όρου ορμής, η διαδικασία της εκπαίδευσης συμπεριφέρεται όπως ένα σώμα που συλλέγει ορμή και αυξάνει την κινητική του κατάσταση καθώς προχωράει προς το στόχο του. Έτσι και η τροποποιημένη </text:span><text:span text:style-name="T1">GD </text:span><text:span text:style-name="T3">καθώς προχωράει η εκπαίδευση “κινείται” με ολοένα και μεγαλύτερα βήματα προς την επιθυμητή κατάσταση του δικτύου.</text:span></text:p>
      <text:p text:style-name="P1"/>
      <text:p text:style-name="P4">5. Αναφορά στη μέθοδο <text:span text:style-name="T1">Early Stopping</text:span></text:p>
      <text:p text:style-name="Standard"><text:span text:style-name="T3">Η μέθοδος </text:span><text:span text:style-name="T1">Early Stopping </text:span><text:span text:style-name="T3">είναι μία μορφή κανονικοποίησης, η οποία χρησιμοποιείται για την αποφυγή του προβλήματος του </text:span><text:span text:style-name="T1">overfitting </text:span><text:span text:style-name="T3">όταν χρησιμοποιούνται επαναληπτικές μέθοδοι για την εκπαίδευση ενός νευρωνικού δίκτυου. Επειδή και στη συγκεκριμένη περίπτωση χρησιμοποιούμε επαναληπτικές μεθόδους για την εκπαίδευση του δικτύου, η χρήση της κρίνεται απαραίτητη.</text:span></text:p>
      <text:p text:style-name="P1">Πιο συγκεκριμένα, επιλέγουμε το χωρισμό των δεδομένων του <text:span text:style-name="T1">training set </text:span>σε 2 κατηγορίες, <text:span text:style-name="T1">training </text:span><text:soft-page-break/>και <text:span text:style-name="T1">validation, </text:span>σε ποσοστά 80% και 20% αντίστοιχα. Με τη διαδικασία αυτή, το 80% των δεδομένων χρησιμοποιείται για την εκπαίδευση του <text:span text:style-name="T1">perceptron (</text:span>δηλαδή τον υπολογισμό των βαρών του), ενώ το υπόλοιπο 20% χρησιμοποιείται για <text:span text:style-name="T1">validation </text:span>στο τέλος της κάθε εποχής. Έτσι, αν σε μία εποχή προκύψει μεγαλύτερο <text:span text:style-name="T1">classification error </text:span>στο <text:span text:style-name="T1">validation set </text:span>σε σχέση με την προηγούμενη, η εκπαίδευση σταματά ακόμα και αν δεν έχει συμπληρωθεί ο αριθμός των εποχών που έχουμε ορίσει.</text:p>
      <text:p text:style-name="P1">Πράγματι, στα νευρωνικά δίκτυα όπου δεν έχουμε <text:span text:style-name="T1">Early Stopping, </text:span>το <text:span text:style-name="T1">accuracy </text:span>όταν το δίκτυο ξεκινάει να εργάζεται πάνω στο σύνολο των <text:span text:style-name="T1">TestData </text:span>είναι εμφανώς μικρότερο από όταν χρησιμοποιείται το <text:span text:style-name="T1">Early Stopping.</text:span></text:p>
      <text:p text:style-name="P1"/>
      <text:p text:style-name="P6">6. <text:span text:style-name="T3">Σημασία αριθμού εποχών</text:span></text:p>
      <text:p text:style-name="P1">Όταν ο αριθμός των εποχών είναι μικρός, ορισμένες training methods δεν μπορούν να βγάλουν ορθά αποτελέσματα (GD), ενώ σε άλλες (LM) μειώνεται η αποτελεσματικότητα. Πιο συγκεκριμένα, η <text:span text:style-name="T1">GD, </text:span>η οποία διαθέτει σταθερό ρυθμό μάθησης δεν προλαβαίνει να εκπαιδεύσει σωστά το σύστημα, ενώ ακόμα και σε μεθόδους με προσαρμοζόμενο ρυθμό μάθησης υπάρχει κίνδυνος να συμβεί το ίδιο.</text:p>
      <text:p text:style-name="P1">Από την άλλη πλευρά, όταν ο αριθμός των εποχών είναι υπερβολικά μεγάλος, υπάρχει κίνδυνος overfitting και αυξάνεται γραμμικά ο χρόνος εκπαίδευσης. Η αύξηση του χρόνου είναι αυτόδηλη, ενώ το πρόβλημα του <text:span text:style-name="T1">overfitting </text:span>μπορεί να γίνει ιδαιίτερα έντονο αν δεν έχει χρησιμοποιηθεί η τεχνική <text:span text:style-name="T1">Early Stopping. </text:span>Φυσικά, αν αυτή χρησιμοποιείται, η αύξηση του αριθμού των εποχών ελάχιστα επηρεάζεται το τελικό <text:span text:style-name="T1">accuracy </text:span>του δικτύου.</text:p>
      <text:p text:style-name="P1"/>
      <text:p text:style-name="P4">7. Επίδραση του ρυθμού μάθησης στην απόδοση των νευρωνικών</text:p>
      <text:p text:style-name="P1">Όταν ο ρυθμός μάθησης είναι πολύ μικρός, ο χρόνος που απαιτείται για την εκπαίδευση του δικτύου αυξάνεται, γεγονός το οποίο αποτυπώνεται στον απαραίτητο αριθμό εποχών που πρέπει να προηγηθεί προκειμένου να φτάσουμε στα επιθυμητά αποτελέσματα. Αντίθετα, όταν ο ρυθμός μάθησης είναι πολύ μεγάλος, μειώνεται η ακρίβεια του δικτύου, με αποτέλεσμα στο τέλος της εκπαίδευσης να υπάρχει ο κίνδυνος δημιουργία ενός δικτύου που δίνει λάθος αποτελέσματα.</text:p>
      <text:p text:style-name="Standard"><text:span text:style-name="T3">Η αδυναμία των μικρών ρυθμών μάθησης να παράγουν ικανοποιητικά αποτελέσματα σε μικρό αριθμό εποχών φαίνεται από τη σύγκριση της απλής </text:span><text:span text:style-name="T1">Gradient Descent (GD) </text:span><text:span text:style-name="T3">με την </text:span><text:span text:style-name="T1">GDX. </text:span><text:span text:style-name="T3">Η απλή </text:span><text:span text:style-name="T1">GD </text:span><text:span text:style-name="T3">μέθοδος χρησιμοποιεί σταθερό ρυθμό μάθησης, ο οποίος για τα δεδομένα της άσκησης είναι μικρός. Αυτό έχει ως αποτέλεσμα για μικρό αριθμό εποχών, η </text:span><text:span text:style-name="T1">GDX, </text:span><text:span text:style-name="T3">που χρησιμοποιεί προσαρμοζόμενο ρυθμό μάθησης να έχει πολύ καλύτερα αποτελέσματα από την </text:span><text:span text:style-name="T1">GD.</text:span></text:p>
      <text:p text:style-name="P5"/>
      <text:p text:style-name="P4">8. Βήματα για την περαιτέρω βελτίωση της απόδοσης</text:p>
      <text:p text:style-name="P1">Με παρατήρηση των αποτελεσμάτων του ταξινομητή είναι σαφές ότι οι μετρικές φαίνεται να δείχνουν ότι το δίκτυο έχει εκπαιδευτεί καλύτερα να αναγνωρίζει συγκεκριμένες κατηγορίες από τις 5 που περιέχοντα στα δεδομένα. Αν και η προεπεξεργασία που έχουμε κάνει διασφαλίζει μεγαλύτερη ομοιομορφία και ορθότητα στα αποτελέσματα, η τυχαία επιλογή των βαρών στην αρχή της εκπαίδευσης, όπως και η πειραματική επιλογή των υπερπαραμέτρων του δικτύου, αλλοιώνουν την έξοδο του συστήματος. Βασικό βήμα, επομένως, στην προσπάθεια βελτίωσης της απόδοσης του νευρωνικού στο οποίο καταλήξαμε θα ήταν η μη τυχαία επιλογή των βαρών, αλλά η στοχευμένη τοποθέτησή τους στο χώρο των διαστάσεων που ορίζει το πρόβλημα. Παράλληλα, μπορεί να γίνει χρήση ευριστικών και όχι πειραματικών μεθόδων για την εύρεση κατάλληλων υπερπαραμέτρων που ορίζουν το σύστημα.</text:p>
      <text:p text:style-name="P1"/>
      <text:p text:style-name="P1"/>
      <text:p text:style-name="P1"/>
      <text:p text:style-name="P1"/>
      <text:p text:style-name="P1"/>
      <text:p text:style-name="P1"/>
      <text:p text:style-name="P1"><text:soft-page-break/><text:tab/>Την προεπεξεργασία των δεδομένων ακολούθησε το κύριο μέρος του πρότζεκτ, η παρατήρηση δηλαδή της επίδρασης των διάφορων παραμέτρων των αρχιτεκτονικών στην εκπαίδευση και τελική απόδοση τους.</text:p>
      <text:p text:style-name="P1"/>
      <text:p text:style-name="P16">Γενικά</text:p>
      <text:p text:style-name="P1"><text:tab/>Ακολουθήθηκε μοντέλο συναρτησιακού προγραμματισμού, με σκοπό την ευκολία στον προγραμματισμό του εκάστοτε δικτύου, αλλά και την κατανόηση του υπάρχοντος κώδικα μεταξύ των δύο συνεργατών. Λόγω της τυχαίας αρχικοποίησης των βαρών της συνάρτησης <text:span text:style-name="T1">newff, </text:span>κάθε πείραμα εκτελέστηκε πέντε φορές και σα μετρική της απόδοσης χρησιμοποιήθηκε ο εκάστοτε μέσος όρος, με σκοπό την όσο το δυνατόν μεγαλύτερη ελαχιστοποίηση του σφάλματος. Τα πρώτα 5 βήματα του πρότζεκτ εκτελούνται μέσα από το αρχείο <text:span text:style-name="T1">initialScript.m, </text:span>ενώ τα βήματα 6, 7 εκτελούνται από το αρχείο <text:span text:style-name="T1">step6supervisor.m, </text:span>για λόγους που θα γίνουν κατανοητοί στη συνέχεια. <text:s/>Η διαδικασία της αποσύνθεσης βαρών, λόγω της ιδιαίτερης φύσης της, εκτελείται από το δικό της, ομώνυμο αρχείο.</text:p>
      <text:p text:style-name="P1"/>
      <text:p text:style-name="P19">Βήμα 4α</text:p>
      <text:p text:style-name="P1"><text:tab/>Η πρώτη παράμετρος που δοκιμάστηκε ήταν ο αριθμός των νευρώνων του δικτύου. Μέσω του <text:span text:style-name="T1">script step3.m </text:span>δημιουργήθηκαν αρχιτεκτονικές ενός κρυμμένου επιπέδου, οι οποίες διαθέτουν από 5 έως 30 νευρώνες, ο αριθμός των οποίων αυξάνεται ανά 5 κάθε φορά. Για την εύρεση των <text:span text:style-name="T1">accuracy, precision </text:span>και <text:span text:style-name="T1">recall </text:span>χρησιμοποιείται κάθε φορά η συνάρτηση eval_Accuracy_Precision_Recall, η οποία δόθηκε έτοιμη. Τα αποτελέσματα αποθηκεύονται στον πίνακα <text:span text:style-name="T1">accuracy, </text:span>όπου ο αριθμός κάθε γραμμής πολλαπλασιασμένος επί 5 δίνει τον αριθμό των νευρώνων της αρχιτεκτονικής, και παρουσιάζονται στο ΔΙΑΓΡΑΜΜΑ. Βλέπουμε ότι για μικρό αριθμό νευρώνων το δίκτυο έχει χαμηλή απόδοση σε σχέση με αυτά που ακολουθούν. Βέλτιστη απόδοση επιτυγχάνεται για μεγάλο αριθμό νευρώνων, 25 ή 30. Το εκάστοτε <text:span text:style-name="T1">fmeasure </text:span>υπολογίζεται εδώ από τη συνάρτηση <text:span text:style-name="T1">calc_fmeasure</text:span>1, η οποία δέχεται ως εισόδους τους πίνακες <text:span text:style-name="T1">precision </text:span>και <text:span text:style-name="T1">recall </text:span>και επιστρέφει έναν πίνακα μίας στήλης.</text:p>
      <text:p text:style-name="P1"/>
      <text:p text:style-name="P19">Βήμα 4β</text:p>
      <text:p text:style-name="P1"><text:tab/>Στη συνέχεια αυξάνουμε τον αριθμό των κρυμμένων επιπέδων σε δύο, με το κάθενα να διαθέτει από 5 έως 30 νευρώνες, ο αριθμός των οποίων αυξάνεται ακριβώς όπως και πριν, ενώ οι άλλες παράμετροι παρέμειναν στις <text:span text:style-name="T1">default </text:span>τιμές τους. Τα δίκτυα εκπαιδεύονται και δοκιμάζονται μέσω του <text:span text:style-name="T1">script step3b.m, </text:span>ενώ αυτή τη φορά λόγω των δύο υπό δοκιμή παραμέτρων, τα αποτελέσματα αποθηκεύονται σε δισδυάστατους πίνακες. Για την εύρεση των <text:span text:style-name="T1">fmeasure </text:span>χρησιμοποιήθηκε η <text:span text:style-name="T1">calc_fmeasure, </text:span>η οποία αποτελεί επέκταση της <text:span text:style-name="T1">calc_fmeasure1, </text:span>δέχεται τις ίδιες εισόδους και επιστρέφει έναν συμπυκνωμένο πίνακα με 5 φορές λιγότερες στήλες.</text:p>
      <text:p text:style-name="P1"><text:tab/>Ικανοποιητική ακρίβεια ξεκινά να επιτυγχάνεται από 15 νευρώνες και άνω, όπως φαίνεται και από το ΔΙΑΓΡΑΜΜΑ. Μέγιστη ακρίβεια επιτυγχάνεται σε αρχιτεκτονική που συνδυάζει μεγάλο αριθμό νευρώνων στο πρώτο επίπεδο και μικρό αριθμό στο δεύτερο: Εάν το πρώτο επίπεδο διαθέτει μικρό αριθμό νεωρώνων (5 η 10) δεν προσφέρει κάποια ουσιαστική βοήθεια στην αποσύνθεση και τμηματοποίηση των εικόνων και λειτουργεί περισσότερο ως <text:span text:style-name="T1">buffer, </text:span>οπότε αυτόματα μειώνεται και η επίδοση του δεύτερου επιπέδου, όσο πολύπλοκο και να είναι. Η σχετικά μικρή διαφορά στην απόδοση εντοπίζεται στη σωστή προεπεξεργασία που έχει προηγηθεί. Παράλληλα, μεγάλος αριθμός νευρώνων και στα δύο επίπεδα, αν και φαινομενικά δεν επηρεάζει αρνητικά την επίδοση, βαραίνει το σύστημα με πολυπλοκότητα που δεν είναι απαραίτητη, ενώ σε κάποια επόμενη χρήση του δικτύου ίσως οδηγήσει σε <text:span text:style-name="T1">overfitting</text:span>.</text:p>
      <text:p text:style-name="P1"/>
      <text:p text:style-name="P19">Βήμα 5</text:p>
      <text:p text:style-name="P1"><text:tab/>Μετά εξετάστηκαν ως προς την απόδοσή τους οι συναρτήσεις εκπαίδευσης <text:span text:style-name="T1">LM, GD, GDX </text:span>και<text:span text:style-name="T1"> GDA. </text:span>Λόγω του καθοριστικού τρόπου με τον οποίο η συνάρτηση εκπαίδευσης επηρεάζει την απόδοση, και για την όσο το δυνατόν πιο σίγουρη επιλογή του καλύτερου δικτύου, εξετάστηκαν από την αρχή <text:soft-page-break/>όλες οι αρχιτεκτονικές με όλες τις συναρτήσεις εκπαίδευσης. Οι αρχιτεκτονικές ενός κρυμμένου επιπέδου δημιουργήθηκαν στο <text:span text:style-name="T1">script step4.m, </text:span>και αντίστοιχα των δύο στο <text:span text:style-name="T1">step4b.m. </text:span>Το βήμα αυτό είναι το πιο απαιτητικό όσον αφορά τόσο το χρόνο, όσο και τους πόρους που απαιτεί για να παράξει το αποτέλεσμά του, τους πίνακες δηλαδή με τους μέσους όρους των <text:span text:style-name="T1">accuracy </text:span>κάθε αρχιτεκτονικής και μεθόδου εκπαίδευσης.</text:p>
      <text:p text:style-name="P1"><text:tab/>Η εύρεση της αρχιτεκτονικής και της συνάρτησης εκπαίδευσης που δίνουν μέγιστο <text:span text:style-name="T1">accuracy </text:span>πραγματοποιείται μέσω της συνάρτησης <text:span text:style-name="T1">findBestTraining, </text:span>η οποία δέχεται ώς ορίσματα τους παραπάνω πίνακες και επιστρέφει στο <text:span text:style-name="T1">initialScript.m </text:span>τη μεταβλητή <text:span text:style-name="T1">name, </text:span>στην οποία είναι αποθηκευμένο το όνομα της βέλτιστης μεθόδου εκπαίδευσης, και τις μεταβλητές <text:span text:style-name="T1">neuronsFirstLevel </text:span>και <text:span text:style-name="T1">neuronsSecondLevel, </text:span>ο σκοπός των οποίων είναι προφανής.</text:p>
      <text:p text:style-name="P1"/>
      <text:p text:style-name="P19">Βήμα 6</text:p>
      <text:p text:style-name="P20"><text:tab/>Δύο λόγοι επηρέασαν την απόφαση το Βήμα 6 να εκτελείται από διαφορετικό αρχείο<text:span text:style-name="T7">(</text:span>στο ίδιο όμως <text:span text:style-name="T1">workspace)</text:span>, το <text:span text:style-name="T1">step6supervisor.m</text:span>. Αφενός, στην ανάπτυξη ενός σχετικά μεγάλου πρότζεκτ όπως αυτό προκύπτουν προβλήματα που αφορούν κυρίως στην ευχρηστία, αλλά και έρχονται σε αντίθεση με το συναρτησιακό μοντέλο που επιλέχθηκε. Αφετέρου, οι διάφορες παράμετροι που εξετάζονται στο βήμα 6 είναι ανεξάρτητες της μεθόσου εκπαίδευσης που θα χρησιμοποιηθεί, οπότε είναι λογικό, εφόσον χρησιμοποιούνται τα αποτελέσματα του βήματος 5, να συνεχίζει η εκτέλεση των βημάτων σε νέο <text:span text:style-name="T1">script.</text:span></text:p>
      <text:p text:style-name="P20"><text:span text:style-name="T1"/></text:p>
      <text:p text:style-name="P19">Βήμα 6α</text:p>
      <text:p text:style-name="P20"><text:tab/>Στο βήμα αυτό δοκιμάζονται διάφορες συναρτήσεις ενεργοποίησης, μέσω του <text:span text:style-name="T1">script step6a.m, </text:span>που δέχεται ώς εισόδους τα αποτελέσματα του Βήματος 5<text:span text:style-name="T1">. </text:span>Τα αποτελέσματα επιστρέφονται στον <text:span text:style-name="T1">supervisor </text:span>σε πίνακες 4 γραμμών, οι οποίοι προωθούνται στη συνέχεια στη συνάρτηση <text:span text:style-name="T1">findBestActivation, </text:span>η οποία δέχεται τον μονοδιάστατο πίνακα τεσσάρων γραμμών (<text:span text:style-name="T1">purelin, tansig, logsig, hardlim</text:span>) των μέσων όρων ακρίβειας των συναρτήσεων ενεργοποίησης και επιστρέφει το όνομα αυτής που οδήγησε το δίκτυο στη βέλτιστη λειτουργία. Το όνομα αυτό αποθηκεύεται στη μεταβλητή <text:span text:style-name="T1">BestActivation </text:span>του <text:span text:style-name="T1">supervisor </text:span>και η εκτέλεση προχωρά στο Βήμα 6β.</text:p>
      <text:p text:style-name="P20"/>
      <text:p text:style-name="P19">Βήμα 6β</text:p>
      <text:p text:style-name="P20"><text:tab/>Στο βήμα αυτό εξετάζονται οι επιδόσεις των συναρτήσεων μάθησης <text:span text:style-name="T1">learngd </text:span>και <text:span text:style-name="T1">learngdm. </text:span>Το <text:span text:style-name="T1">script step6b.m </text:span>δέχεται ως είσοδο τα αποτελέσματα των προηγούμενων βημάτων και επιστρέφει έναν πίνακα 2 γραμμών όπου στην πρώτη αποθηκεύονται τα αποτελέσματα της <text:span text:style-name="T1">learngd </text:span>και στη δεύτερη της <text:span text:style-name="T1">learngdm. </text:span>Ο πίνακας τροφοδοτείται στη συνάρτηση <text:span text:style-name="T1">findBestLearning </text:span>μέσω του <text:span text:style-name="T1">supervisor, </text:span>η οποία επιστρέφει το όνομα της καλύτερης από τις δύο συνάρτησης μάθησης, η οποία αποθηκεύεται στη μεταβλητή <text:span text:style-name="T1">BestLearn.</text:span></text:p>
      <text:p text:style-name="P20"><text:span text:style-name="T1"/></text:p>
      <text:p text:style-name="P19">Βήμα 6γ</text:p>
      <text:p text:style-name="P20"><text:tab/>Στο βήμα 6γ δοκιμάζεται ένα πολύ σημαντικό χαρακτηριστικό του δικτύου, η ύπαρξη (οπότε και το ποσοστό) ή όχι <text:span text:style-name="T1">validation set. </text:span>Στο <text:span text:style-name="T1">script step6c.m </text:span>δοκιμάζουμε ποσοστά εκπαίδευσης από 65% και άνω, με την ιδέα ότι οτιδήποτε χαμηλότερα θα επηρέαζε την επίδοση του δικτύου, και φτάνουμε μέχρι και το 100%, να μην υπάρχει δηλαδή <text:span text:style-name="T1">validation set. </text:span>Η συνάρτηση <text:span text:style-name="T1">findBestValidation </text:span>βρίσκει και επιστρέφει το ποσοστό εκπαίδευσης που οδηγεί σε βέλτιστη απόδοση, αλλά και τον αριθμό των εποχών που σταμάτησε η εκπαίδευση του σικτύου αυτού, ο οποίος χρησιμοποιείται στο βήμα 6δ.</text:p>
      <text:p text:style-name="P20"/>
      <text:p text:style-name="P19">Βήμα 6δ</text:p>
      <text:p text:style-name="P20"><text:tab/>Το βήμα 6δ εξετάζει τις επιδόσεις του δικτύου χωρίς <text:span text:style-name="T1">validation set, </text:span>όταν όμως αυτό εκπαιδεύεται σε αριθμό εποχών συγκρίσιμο με αυτόν που εκπαιδεύτηκε υπό την παρουσία <text:span text:style-name="T1">validation set. </text:span>Για το λόγο αυτό λαμβάνει ως είσοδο των αριθμό των βέλτιστων εποχών από το βήμα 6γ και το <text:soft-page-break/>20% του αριθμού αυτού μετά από στρογγυλοποίηση και αύξηση κατά 1, εκτελεί τις προσομοιώσεις και επιστρέφει τα αποτελέσματα. Οποιοδήποτε ποσοστό μικρότερο από 20% θεωρήθηκε υπερβολικά μικρό, αφού σχεδόν κανένα δίκτυο δεν εκπαιδευόταν για πάνω από 20 εποχές, ενώ ακριβώς λόγω του μικρού αριθμού εποχών, κάθε ποσοστό μεγαλυτερο από 20% θα οδηγούσε σε μεγάλες αποκλίσεις. Ο βέλτιστος αριθμός εποχών βρίσκεται από τη συνάρτηση <text:span text:style-name="T1">findBestEpochsNoValidation. </text:span></text:p>
      <text:p text:style-name="P20"><text:span text:style-name="T1"/></text:p>
      <text:p text:style-name="P19">Βήμα 6ε</text:p>
      <text:p text:style-name="P19"><text:tab/>ΣΗΜΑΝΤΙΚΟ:<text:span text:style-name="T9"> Γραψ το εσύ γιατι σε εμενα αν θυμασαι παιχτηκε η μαλακια με το </text:span><text:span text:style-name="T2">gdx.</text:span></text:p>
      <text:p text:style-name="P19"><text:span text:style-name="T2"/></text:p>
      <text:p text:style-name="P19">Βήμα 7:</text:p>
      <text:p text:style-name="P20"><text:tab/>Στο βήμα αυτό απλά συγκεντρώνουμε τις βέλτιστες παραμέτρους που προέκυψαν από τα προηγούμενα και κατασκευάζουμε το συνολικά βέλτιστο δίκτυο.</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Panagiotis Argyriou</meta:initial-creator>
    <meta:creation-date>2016-12-04T15:50:10.07</meta:creation-date>
    <dc:date>2016-12-08T04:35:51.72</dc:date>
    <dc:creator>Filippos Konidaris</dc:creator>
    <meta:editing-duration>PT7H41M34S</meta:editing-duration>
    <meta:editing-cycles>40</meta:editing-cycles>
    <meta:generator>OpenOffice/4.1.1$Win32 OpenOffice.org_project/411m6$Build-9775</meta:generator>
    <meta:document-statistic meta:table-count="0" meta:image-count="0" meta:object-count="4" meta:page-count="7" meta:paragraph-count="74" meta:word-count="3023" meta:character-count="20502"/>
  </office:meta>
</office:document-meta>
</file>

<file path=Object 1/content.xml><?xml version="1.0" encoding="utf-8"?>
<math xmlns="http://www.w3.org/1998/Math/MathML">
  <semantics>
    <mrow>
      <mrow>
        <mi mathvariant="italic">Accuracy</mi>
      </mrow>
      <mrow>
        <mi/>
        <mo stretchy="false">=</mo>
        <mi/>
      </mrow>
      <mfrac>
        <mrow>
          <mi mathvariant="italic">Σωστά</mi>
          <mi mathvariant="italic">ταξινομημένα</mi>
          <mi mathvariant="italic">τμήματα</mi>
        </mrow>
        <mrow>
          <mi mathvariant="italic">Σύνολο</mi>
          <mi mathvariant="italic">τμημάτων</mi>
        </mrow>
      </mfrac>
    </mrow>
    <annotation encoding="StarMath 5.0">{Accuracy} `=` {Σωστά ταξινομημένα τμήματα} over {Σύνολο τμημάτων}</annotation>
  </semantics>
</math>
</file>

<file path=Object 2/content.xml><?xml version="1.0" encoding="utf-8"?>
<math xmlns="http://www.w3.org/1998/Math/MathML">
  <semantics>
    <mrow>
      <mrow>
        <mi mathvariant="italic">fmeasure</mi>
      </mrow>
      <mrow>
        <mi/>
        <mo stretchy="false">=</mo>
        <mi/>
      </mrow>
      <mfrac>
        <mrow>
          <mrow>
            <mrow>
              <mo stretchy="false">∑</mo>
              <mrow>
                <mi mathvariant="italic">recall</mi>
              </mrow>
            </mrow>
            <mo stretchy="false">+</mo>
            <mrow>
              <mo stretchy="false">∑</mo>
              <mrow>
                <mi mathvariant="italic">precision</mi>
              </mrow>
            </mrow>
          </mrow>
        </mrow>
        <mrow>
          <mn>5</mn>
        </mrow>
      </mfrac>
    </mrow>
    <annotation encoding="StarMath 5.0">{fmeasure} `=` {sum{recall} + sum{precision}} over {5}</annotation>
  </semantics>
</math>
</file>

<file path=Object 3/content.xml><?xml version="1.0" encoding="utf-8"?>
<math xmlns="http://www.w3.org/1998/Math/MathML">
  <semantics>
    <mrow>
      <mrow>
        <mi mathvariant="italic">recall</mi>
      </mrow>
      <mrow>
        <mi/>
        <mo stretchy="false">=</mo>
        <mi/>
      </mrow>
      <mfrac>
        <mrow>
          <mi mathvariant="italic">Σωστά</mi>
          <mi mathvariant="italic">ταξινομημένα</mi>
          <mi mathvariant="italic">τμήματα</mi>
          <mi mathvariant="italic">στην</mi>
          <mi mathvariant="italic">κατηγορία</mi>
        </mrow>
        <mrow>
          <mi mathvariant="italic">Σύνολο</mi>
          <mi mathvariant="italic">τμημάτων</mi>
          <mi mathvariant="italic">στην</mi>
          <mi mathvariant="italic">κατηγορία</mi>
        </mrow>
      </mfrac>
    </mrow>
    <annotation encoding="StarMath 5.0">{recall} `=` {Σωστά ταξινομημένα τμήματα στην κατηγορία} over {Σύνολο τμημάτων στην κατηγορία}</annotation>
  </semantics>
</math>
</file>

<file path=Object 4/content.xml><?xml version="1.0" encoding="utf-8"?>
<math xmlns="http://www.w3.org/1998/Math/MathML">
  <semantics>
    <mrow>
      <mi mathvariant="italic">precision</mi>
      <mrow>
        <mi/>
        <mo stretchy="false">=</mo>
        <mi/>
      </mrow>
      <mfrac>
        <mrow>
          <mi mathvariant="italic">Σωστά</mi>
          <mi mathvariant="italic">ταξινομημένα</mi>
          <mi mathvariant="italic">τμήματα</mi>
          <mi mathvariant="italic">στην</mi>
          <mi mathvariant="italic">κατηγορία</mi>
        </mrow>
        <mrow>
          <mi mathvariant="italic">Ταξινομημένα</mi>
          <mi mathvariant="italic">τμήματα</mi>
          <mi mathvariant="italic">στην</mi>
          <mi mathvariant="italic">κατηγορία</mi>
        </mrow>
      </mfrac>
    </mrow>
    <annotation encoding="StarMath 5.0">precision `=` {Σωστά ταξινομημένα τμήματα στην κατηγορία} over {Ταξινομημένα τμήματα στην κατηγορία}</annotation>
  </semantics>
</math>
</file>